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T5" style:parent-style-name="Car.predefinitoparagrafo" style:family="text">
      <style:text-properties fo:language="en" fo:country="GB"/>
    </style:style>
    <style:style style:name="T6" style:parent-style-name="Car.predefinitoparagrafo" style:family="text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T8" style:parent-style-name="Car.predefinitoparagrafo" style:family="text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T10" style:parent-style-name="Car.predefinitoparagrafo" style:family="text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T13" style:parent-style-name="Car.predefinitoparagrafo" style:family="text">
      <style:text-properties fo:color="#FF0000"/>
    </style:style>
    <style:style style:name="P14" style:parent-style-name="Standard" style:family="paragraph">
      <style:text-properties fo:color="#FF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text-properties fo:color="#000000"/>
    </style:style>
    <style:style style:name="P18" style:parent-style-name="Normale" style:family="paragraph">
      <style:paragraph-properties fo:widows="2" fo:orphans="2" style:vertical-align="auto"/>
      <style:text-properties fo:hyphenate="true"/>
    </style:style>
    <style:style style:name="T19" style:parent-style-name="Car.predefinitoparagrafo" style:family="text">
      <style:text-properties style:font-name-asian="Times New Roman" style:font-name-complex="Times New Roman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20" style:parent-style-name="Standard" style:family="paragraph">
      <style:text-properties fo:color="#000000"/>
    </style:style>
    <style:style style:name="T21" style:parent-style-name="Car.predefinitoparagrafo" style:family="text">
      <style:text-properties style:font-name-asian="Times New Roman" style:font-name-complex="Times New Roman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22" style:parent-style-name="Standard" style:family="paragraph">
      <style:text-properties style:font-name-asian="Times New Roman" style:font-name-complex="Times New Roman" style:letter-kerning="false" style:font-size-complex="10pt" style:language-asian="fr" style:country-asian="FR" style:language-complex="ar" style:country-complex="SA"/>
    </style:style>
    <style:style style:name="P23" style:parent-style-name="Normale" style:family="paragraph">
      <style:paragraph-properties fo:widows="2" fo:orphans="2" style:vertical-align="auto"/>
      <style:text-properties fo:hyphenate="true"/>
    </style:style>
    <style:style style:name="T24" style:parent-style-name="Car.predefinitoparagrafo" style:family="text">
      <style:text-properties style:font-name-asian="Times New Roman" style:font-name-complex="Times New Roman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25" style:parent-style-name="Standard" style:family="paragraph">
      <style:text-properties style:font-name-asian="Times New Roman" style:font-name-complex="Times New Roman" style:letter-kerning="false" style:font-size-complex="10pt" style:language-asian="fr" style:country-asian="FR" style:language-complex="ar" style:country-complex="SA"/>
    </style:style>
    <style:style style:name="P26" style:parent-style-name="Standard" style:family="paragraph">
      <style:text-properties style:font-name-asian="Times New Roman" style:font-name-complex="Times New Roman" style:letter-kerning="false" style:font-size-complex="10pt" style:language-asian="fr" style:country-asian="FR" style:language-complex="ar" style:country-complex="SA"/>
    </style:style>
    <style:style style:name="P27" style:parent-style-name="Standard" style:family="paragraph">
      <style:text-properties fo:color="#000000"/>
    </style:style>
  </office:automatic-styles>
  <office:body>
    <office:text text:use-soft-page-breaks="true">
      <text:p text:style-name="P1">STORIA:</text:p>
      <text:p text:style-name="Standard"><text:a xlink:href="http://www.eurochocolate.net/vera-storia-cioccolato/" office:target-frame-name="_top" xlink:show="replace">http://www.eurochocolate.net/vera-storia-cioccolato/</text:a></text:p>
      <text:p text:style-name="Standard"/>
      <text:p text:style-name="Standard"><text:a xlink:href="https://it.wikipedia.org/wiki/Cioccolato#La_storia_del_cacao_e_del_cioccolato" office:target-frame-name="_top" xlink:show="replace">https://it.wikipedia.org/wiki/Cioccolato#La_storia_del_cacao_e_del_cioccolato</text:a></text:p>
      <text:p text:style-name="Standard"/>
      <text:p text:style-name="Standard"><text:a xlink:href="http://www.taccuinistorici.it/ita/news/moderna/orto-frutti/Storia-del-cacao-cibo-degli-dei.html" office:target-frame-name="_top" xlink:show="replace">http://www.taccuinistorici.it/ita/news/moderna/orto-frutti/Storia-del-cacao-cibo-degli-dei.html</text:a></text:p>
      <text:p text:style-name="Standard"/>
      <text:p text:style-name="Standard"><text:a xlink:href="http://www.nonealcioccolato.it/storia.html" office:target-frame-name="_top" xlink:show="replace">http://www.nonealcioccolato.it/storia.html</text:a></text:p>
      <text:p text:style-name="Standard"/>
      <text:p text:style-name="Standard"><text:a xlink:href="http://digilander.libero.it/coledoco/curiosit.htm" office:target-frame-name="_top" xlink:show="replace"><text:span text:style-name="Collegamentoipertestuale">http://digilander.libero.it/coledoco/curiosit.htm</text:span></text:a></text:p>
      <text:p text:style-name="Standard"/>
      <text:p text:style-name="Standard"><text:a xlink:href="http://it.paperblog.com/razione-d-e-tropical-bar-il-cioccolato-della-seconda-guerra-mondiale-1366477/" office:target-frame-name="_top" xlink:show="replace"><text:span text:style-name="Collegamentoipertestuale">http://it.paperblog.com/razione-d-e-tropical-</text:span><text:span text:style-name="Collegamentoipertestuale">bar-il-cioccolato-della-seconda-guerra-mondiale-1366477/</text:span></text:a></text:p>
      <text:p text:style-name="Standard"/>
      <text:p text:style-name="Standard"/>
      <text:p text:style-name="Standard">ECONOMIA:</text:p>
      <text:p text:style-name="Standard"><text:a xlink:href="https://www.ferrero.it/azienda/il-gruppo/una-storia-di-famiglia/una-grande-azienda" office:target-frame-name="_top" xlink:show="replace">https://www.ferrero.it/azienda/il-gruppo/una-storia-di-famiglia/una-grande-azienda</text:a></text:p>
      <text:p text:style-name="Standard"/>
      <text:p text:style-name="Standard"><text:a xlink:href="https://www.ferrero.it/azienda/il-gruppo/business/un-bilancio-in-crescita" office:target-frame-name="_top" xlink:show="replace">https://www.ferrero.it/azienda/il-gruppo/business/un-bilancio-in-crescita</text:a></text:p>
      <text:p text:style-name="Standard"/>
      <text:p text:style-name="Standard"><text:a xlink:href="http://www.today.it/donna/origine-prodotti-ferrero.html" office:target-frame-name="_top" xlink:show="replace"><text:span text:style-name="Collegamentoipertestuale">http://www.today.it/</text:span><text:span text:style-name="Collegamentoipertestuale">donna/origine-prodotti-ferrero.html</text:span></text:a></text:p>
      <text:p text:style-name="Standard"/>
      <text:p text:style-name="Standard">link <text:s/>che potrebbero essere utili:</text:p>
      <text:p text:style-name="Standard"><text:a xlink:href="https://www.foodweb.it/2017/04/ferrero-bilancio-2016-storico-civiletti-d/" office:target-frame-name="_top" xlink:show="replace"><text:span text:style-name="Collegamentoipertestuale">https://www.foodweb.it/2017/04/ferrero-bilancio-2016-storico-civiletti-d/</text:span></text:a></text:p>
      <text:p text:style-name="Standard"/>
      <text:p text:style-name="Standard"><text:a xlink:href="http://www.lastampa.it/2015/02/15/economia/il-segreto-del-successo-pensare-diverso-dagli-altri-e-non-tradire-mai-il-cliente-kK5UNP6Ic5ykDlNgINF5kM/pagina.html" office:target-frame-name="_top" xlink:show="replace"><text:span text:style-name="Collegamentoipertestuale">http://www.lastampa.it/2015/02/15/economia/il-segreto-del-successo-pensare-diverso</text:span><text:span text:style-name="Collegamentoipertestuale">-dagli-altri-e-non-tradire-mai-il-cliente-kK5UNP6Ic5ykDlNgINF5kM/pagina.html</text:span></text:a></text:p>
      <text:p text:style-name="Standard"/>
      <text:p text:style-name="Standard"/>
      <text:p text:style-name="Standard"/>
      <text:p text:style-name="Standard"/>
      <text:p text:style-name="P2">INGLESE:</text:p>
      <text:p text:style-name="P3">book: Charlie and the chocolate factory di Roald Dahl</text:p>
      <text:p text:style-name="P4"/>
      <text:p text:style-name="Standard"><text:a xlink:href="https://en.wikipedia.org/wiki/Charlie_and_the_Chocolate_Factory" office:target-frame-name="_top" xlink:show="replace"><text:span text:style-name="T5">https://en.wikipedia.org/wik</text:span><text:span text:style-name="T6">i/Charlie_and_the_Chocolate_Factory</text:span></text:a></text:p>
      <text:p text:style-name="P7"/>
      <text:p text:style-name="Standard"><text:a xlink:href="http://www.roalddahl.com/roald-dahl/stories/a-e/charlie-and-the-chocolate-factory" office:target-frame-name="_top" xlink:show="replace"><text:span text:style-name="T8">http://www.roalddahl.com/roald-dahl/stories/a-e/charlie-and-the-chocolate-factory</text:span></text:a></text:p>
      <text:p text:style-name="P9"/>
      <text:p text:style-name="Standard"><text:a xlink:href="http://www.shmoop.com/charlie-chocolate-factory-book/summary.html" office:target-frame-name="_top" xlink:show="replace"><text:span text:style-name="T10">http://www.shmoop.com/charlie-chocolate-factory-book/summary.html</text:span></text:a></text:p>
      <text:p text:style-name="P11"/>
      <text:p text:style-name="P12"/>
      <text:p text:style-name="Standard">FRANCESE:</text:p>
      <text:p text:style-name="Standard"><text:a xlink:href="http://www.telerama.fr/cinema/films/le-chocolat,53402.php" office:target-frame-name="_top" xlink:show="replace"><text:span text:style-name="Collegamentoipertestuale">http://www.telerama.fr/cinema/films/le-chocolat,53402.php</text:span></text:a><text:s text:c="5"/><text:span text:style-name="T13">(potrei metterlo per i personaggi)</text:span></text:p>
      <text:p text:style-name="P14"/>
      <text:p text:style-name="P15">film: “Le Chocolat”<text:s/></text:p>
      <text:p text:style-name="P16"/>
      <text:p text:style-name="P17">TEDESCO:</text:p>
      <text:p text:style-name="P18"><text:a xlink:href="http://www.ekitchen.de/kuechengeraete/herd/ratgeber/schokoladenkonsum-deutschland-295079.html" office:target-frame-name="_top" xlink:show="replace"><text:span text:style-name="T19">http://www.ekitchen.de/kuechengeraete/herd/ratgeber/schokoladenkonsum-deutschland-295079.html</text:span></text:a></text:p>
      <text:p text:style-name="P20"/>
      <text:p text:style-name="Standard"><text:a xlink:href="https://de.statista.com/statistik/daten/studie/173658/umfrage/lebensmittel---schokoladenkonsum-der-bevoelkerung/" office:target-frame-name="_top" xlink:show="replace"><text:span text:style-name="T21">https://de.statista.com/statistik/daten/studie/173658/umfrage/lebensmittel---schokoladenkonsum-der-bevoelkerung/</text:span></text:a></text:p>
      <text:p text:style-name="P22"/>
      <text:p text:style-name="P23"><text:a xlink:href="https://de.statista.com/statistik/daten/studie/20040/umfrage/jaehrlicher-schokoladenkonsum-pro-kopf-in-ausgewaehlten-laendern/" office:target-frame-name="_top" xlink:show="replace"><text:span text:style-name="T24">https://de.statista.com/statistik/daten/studie/20040/umfrage/jaehrlicher-schokoladenkonsum-pro-kopf-in-ausgewaehlten-laendern/</text:span></text:a></text:p>
      <text:p text:style-name="P25"/>
      <text:p text:style-name="P26"/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7-04-22T10:22:00Z</meta:creation-date>
    <dc:date>2017-06-23T16:03:00Z</dc:date>
    <meta:template xlink:href="Normal" xlink:type="simple"/>
    <meta:editing-cycles>23</meta:editing-cycles>
    <meta:editing-duration>PT12780S</meta:editing-duration>
    <meta:document-statistic meta:page-count="2" meta:paragraph-count="6" meta:word-count="534" meta:character-count="3468" meta:row-count="24" meta:non-whitespace-character-count="2940"/>
  </office:meta>
</office:document-meta>
</file>